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cb48" officeooo:paragraph-rsid="000ccb48"/>
    </style:style>
    <style:style style:name="P2" style:family="paragraph" style:parent-style-name="Standard">
      <style:paragraph-properties fo:text-align="center" style:justify-single-word="false"/>
      <style:text-properties officeooo:rsid="000ccb48" officeooo:paragraph-rsid="0025024a"/>
    </style:style>
    <style:style style:name="P3" style:family="paragraph" style:parent-style-name="Standard">
      <style:text-properties officeooo:paragraph-rsid="000ccb48"/>
    </style:style>
    <style:style style:name="P4" style:family="paragraph" style:parent-style-name="Standard">
      <style:paragraph-properties fo:text-align="justify" style:justify-single-word="false"/>
      <style:text-properties officeooo:rsid="000ec03f" officeooo:paragraph-rsid="000ec03f"/>
    </style:style>
    <style:style style:name="P5" style:family="paragraph" style:parent-style-name="Standard">
      <style:paragraph-properties fo:text-align="justify" style:justify-single-word="false"/>
      <style:text-properties officeooo:rsid="0026f7c4" officeooo:paragraph-rsid="0026f7c4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officeooo:paragraph-rsid="0026f7c4"/>
    </style:style>
    <style:style style:name="P10" style:family="paragraph" style:parent-style-name="Text_20_body" style:list-style-name="L1">
      <style:text-properties officeooo:paragraph-rsid="0026f7c4"/>
    </style:style>
    <style:style style:name="P11" style:family="paragraph" style:parent-style-name="Text_20_body" style:list-style-name="L1">
      <style:text-properties officeooo:rsid="0026f7c4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officeooo:rsid="0026f7c4" officeooo:paragraph-rsid="0026f7c4"/>
    </style:style>
    <style:style style:name="T1" style:family="text">
      <style:text-properties fo:color="#c9211e" loext:opacity="100%" fo:font-weight="bold" style:font-weight-asian="bold" style:font-weight-complex="bold"/>
    </style:style>
    <style:style style:name="T2" style:family="text">
      <style:text-properties officeooo:rsid="0026f7c4"/>
    </style:style>
    <style:style style:name="T3" style:family="text">
      <style:text-properties officeooo:rsid="0028d9de"/>
    </style:style>
    <style:style style:name="T4" style:family="text">
      <style:text-properties officeooo:rsid="002ab52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ab526" style:font-weight-asian="bold" style:font-weight-complex="bold"/>
    </style:style>
    <style:style style:name="T7" style:family="text">
      <style:text-properties fo:font-weight="bold" officeooo:rsid="002b233a" style:font-weight-asian="bold" style:font-weight-complex="bold"/>
    </style:style>
    <style:style style:name="T8" style:family="text">
      <style:text-properties officeooo:rsid="002b233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Contrôle Science des données 2</text:h>
      <text:p text:style-name="P2">L3 MIASHS</text:p>
      <text:p text:style-name="P2"><text:span text:style-name="T2">27</text:span> <text:span text:style-name="T2">novembre</text:span> 2023</text:p>
      <text:p text:style-name="P1"/>
      <text:p text:style-name="P1">Prénom :</text:p>
      <text:p text:style-name="P1">Nom :</text:p>
      <text:p text:style-name="P3"/>
      <text:p text:style-name="P4">Ci-dessous vous indiquez la réponse aux questions. On ne vous demande pas toujours le python qui permet de répondre à la question mais seulement le résultat. Toutes les commandes python doivent être fournies dans un fichier Prénom-Nom.cc<text:span text:style-name="T2">2</text:span>-sd2.py avec le compte-rendu en <text:span text:style-name="T1">pdf</text:span>. <text:span text:style-name="T8">Je dois pouvoir exécuter le script python sans erreur ; celui-ci doit afficher à l’écran la réponse aux questions, ainsi que les graphiques. Dans le script lui-même il faut indiquer clairement le numéro des questions auxquelles vous répondez. Le numéro des questions est celui qui apparaît sur la page web du sujet.</text:span></text:p>
      <text:p text:style-name="P4"/>
      <text:p text:style-name="P5">Les questions sont brièvement rappelées ci-dessous. <text:span text:style-name="T5">Les questions sont exprimées précisément </text:span><text:span text:style-name="T6">dans</text:span><text:span text:style-name="T5"> la page web </text:span><text:span text:style-name="T7">du sujet</text:span> : c’est à ces questions qu’il faut répondre.</text:p>
      <text:p text:style-name="P5"/>
      <text:p text:style-name="Horizontal_20_Line"/>
      <text:list xml:id="list939849846" text:style-name="L1">
        <text:list-item>
          <text:p text:style-name="P7">quelle(s) commande(s) effectuez-vous pour charger le jeu de données ? <text:span text:style-name="T2">Quel est </text:span>le nombre de séismes recensés dans ce jeu de données. </text:p>
        </text:list-item>
        <text:list-item>
          <text:p text:style-name="P8"><text:span text:style-name="T2">Que faites-vous pour l</text:span>es attributs <text:span text:style-name="T2">catégoriques</text:span> <text:span text:style-name="User_20_Entry">Type</text:span>, <text:span text:style-name="User_20_Entry">Magnitude Type</text:span> et <text:span text:style-name="User_20_Entry">ID</text:span>. <text:span text:style-name="T2">Quels sont </text:span>les différents types de tremblements de terre ? </text:p>
        </text:list-item>
        <text:list-item>
          <text:p text:style-name="P8">C<text:span text:style-name="T2">omment faites-vous pour ajouter l’</text:span>attribut dénommé <text:span text:style-name="User_20_Entry">DateHeure</text:span>. </text:p>
        </text:list-item>
        <text:list-item>
          <text:p text:style-name="P9"><text:span text:style-name="T2">A</text:span>nnée <text:span text:style-name="T2">durant laquelle </text:span>a eu lieu le plus grand nombre de séismes enregistrés dans ce jeu de données :</text:p>
          <text:p text:style-name="P9"><text:span text:style-name="T2">L’</text:span><text:span text:style-name="T3">anné</text:span><text:span text:style-name="T2">e </text:span><text:span text:style-name="T3">où il y en a eu le</text:span><text:span text:style-name="T2"> moins :</text:span></text:p>
          <text:p text:style-name="P9"><text:span text:style-name="T2">La valeur médiane </text:span><text:span text:style-name="T3">du nombre de séismes par an</text:span><text:span text:style-name="T2"> :</text:span> </text:p>
        </text:list-item>
        <text:list-item>
          <text:p text:style-name="P8">Comment vérifiez-vous si les données sont ordonnées chronologiquement dans le tableau de données ?</text:p>
        </text:list-item>
        <text:list-item>
          <text:p text:style-name="P8">Quelle<text:span text:style-name="T4">(s)</text:span> commande<text:span text:style-name="T4">(s)</text:span> effectuez-vous pour connaître le nombre de tremblements de terre qui ont eu lieu dans chaque pays ?</text:p>
        </text:list-item>
        <text:list-item>
          <text:p text:style-name="P8">Dans quel pays y a-t-il eu le plus grand nombre de tremblements de terre depuis 1965 ? <text:s/></text:p>
        </text:list-item>
        <text:list-item>
          <text:p text:style-name="P8"><text:span text:style-name="T2">Q</text:span>ue signifie <text:span text:style-name="User_20_Entry">unknown</text:span> dans l'attribut <text:span text:style-name="User_20_Entry">pays</text:span> ?</text:p>
        </text:list-item>
        <text:list-item>
          <text:p text:style-name="P8">Dans combien de pays identifiés y a-t-il eu au moins 1 séisme depuis 1965 ?</text:p>
        </text:list-item>
        <text:list-item>
          <text:p text:style-name="P8">Combien y a-t-il eu de tremblements de terre en France <text:span text:style-name="T2">et quand ont-ils eu lieu</text:span> ?</text:p>
        </text:list-item>
        <text:list-item>
          <text:p text:style-name="P8"><text:span text:style-name="T2">G</text:span>raphique du nombre de tremblements de terre par année. Analyse <text:span text:style-name="T2">de</text:span> ce graphique.</text:p>
        </text:list-item>
        <text:list-item>
          <text:p text:style-name="P7"><text:span text:style-name="T2">Insérez le </text:span>graphique indiquant le nombre de séismes par pays. </text:p>
        </text:list-item>
        <text:list-item>
          <text:p text:style-name="P7"><text:span text:style-name="T2">Insérez l’h</text:span>istogramme de la distribution de la magnitude des séismes. <text:span text:style-name="T2">P</text:span>ourquoi 37 est la bonne valeur ?</text:p>
        </text:list-item>
        <text:list-item>
          <text:p text:style-name="P8">I<text:span text:style-name="T2">nsérez le graphique </text:span>en échelles log-log <text:span text:style-name="T2">et commentez-le.</text:span> </text:p>
        </text:list-item>
        <text:list-item>
          <text:p text:style-name="P8"><text:span text:style-name="T2">C</text:span>orrélation linéaire entre la magnitude d'un séisme et sa profondeur ?</text:p>
        </text:list-item>
        <text:list-item>
          <text:p text:style-name="P8"><text:span text:style-name="T2">Insérez le </text:span>graphique représentant la magnitude en fonction de la profondeur. <text:span text:style-name="T2">Commentez.</text:span></text:p>
        </text:list-item>
        <text:list-item>
          <text:p text:style-name="P7"><text:span text:style-name="T2">Quelle(s) commande(s) effectuez-vous pour réaliser </text:span>un graphique indiquant la position (longitude, latitude) des tremblements de terre ? <text:span text:style-name="T2">I</text:span>nsérez votre graphique. </text:p>
        </text:list-item>
        <text:list-item>
          <text:p text:style-name="P11"><text:soft-page-break/>Quelle(s) commande(s) effectuez-vous ? Insérez le graphique demandé.</text:p>
        </text:list-item>
        <text:list-item>
          <text:p text:style-name="P12">Quelle(s) commande(s) effectuez-vous ? Insérez le graphique demandé.</text:p>
        </text:list-item>
        <text:list-item>
          <text:p text:style-name="P10"><text:span text:style-name="T2">Quelle(s) commande(s) effectuez-vous pour obtenir un graphique avec la position des séismes et celle des éruptions volcaniques? I</text:span>nsérez le graphique dans le compte-rendu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preux</meta:initial-creator>
    <meta:creation-date>2023-10-14T11:15:22.564610642</meta:creation-date>
    <dc:date>2023-11-25T12:02:07.113701877</dc:date>
    <dc:creator>philippe preux</dc:creator>
    <meta:editing-duration>PT37M29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2" meta:paragraph-count="29" meta:word-count="460" meta:character-count="2818" meta:non-whitespace-character-count="2398"/>
  </office:meta>
</office:document-meta>
</file>